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automatic-styles/>
  <office:body>
    <office:spreadsheet>
      <table:table table:name="2021-09-15">
        <table:table-row>
          <table:table-cell office:value-type="string">
            <text:p>07:4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08:2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09:1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0:1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1:3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2:2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3:1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4:5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6:3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7:1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7:5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8:3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9:1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20:3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23:00</text:p>
          </table:table-cell>
          <table:table-cell office:value-type="string">
            <text:p>37</text:p>
          </table:table-cell>
          <table:table-cell office:value-type="string">
            <text:p>34</text:p>
          </table:table-cell>
          <table:table-cell office:value-type="string">
            <text:p>34</text:p>
          </table:table-cell>
        </table:table-row>
        <table:table-row>
          <table:table-cell office:value-type="string">
            <text:p>check_time</text:p>
          </table:table-cell>
          <table:table-cell office:value-type="string">
            <text:p>22:01:10</text:p>
          </table:table-cell>
          <table:table-cell office:value-type="string">
            <text:p>22:10:42</text:p>
          </table:table-cell>
          <table:table-cell office:value-type="string">
            <text:p>22:25:2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meta>
    <meta:generator>ODFPY/1.4.1</meta:generator>
  </office:meta>
</office:document-meta>
</file>